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1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. Felsentha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16, 1894</text:p>
      <text:p text:style-name="P5">Month<text:tab/><text:tab/><text:tab/><text:tab/><text:tab/><text:tab/>Jul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Chicago</text:p>
      <text:p text:style-name="P5">State<text:tab/><text:tab/><text:tab/><text:tab/><text:tab/><text:tab/>IL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Chicago, July 16. 1894./</text:p>
      <text:p text:style-name="P3">Dr. S. Morais, Philadelphia./</text:p>
      <text:p text:style-name="P3"><text:tab/>Dear Sir:-/</text:p>
      <text:p text:style-name="P3">These lines will be handed to you by a Mr. Bernard E./ Wolpert,--a young man who was born and raised in/ some Russian town, but who, with his parents, came to/ America about 2 1/2 years ago. <text:s/>Mr. Wolpert tells me that/ he devoted his younger years, while still in his native country,/ to talmudical studies, and that, besides other parts of the/ Talmud, he read and digested all of [Hebrew]. <text:s/>He/ also claims to be sufficiently advanced in English studies, &amp;c.,/ so as to be able to enter into one of our American High Schools./</text:p>
      <text:p text:style-name="P3"><text:tab/>Upon Mr. W.'s urgent request, I beg the liberty of/ introducing him to you and to ask for him your kind/ consideration./</text:p>
      <text:p text:style-name="P3"><text:tab/>Yours very respectfully/</text:p>
      <text:p text:style-name="P3"><text:tab/><text:tab/>B. Felsenthal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5:07:49.58</meta:creation-date>
    <meta:document-statistic meta:table-count="0" meta:image-count="0" meta:object-count="0" meta:page-count="2" meta:paragraph-count="67" meta:word-count="298" meta:character-count="2011"/>
    <dc:date>2011-12-21T15:12:31.76</dc:date>
    <dc:creator>Penn Libraries</dc:creator>
    <meta:editing-duration>PT00H04M42S</meta:editing-duration>
    <meta:editing-cycles>1</meta:editing-cycles>
    <meta:generator>OpenOffice.org/3.2$Win32 OpenOffice.org_project/320m12$Build-9483</meta:generator>
  </office:meta>
</office:document-meta>
</file>